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720000027295A80E9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marker-start="Arrow" draw:marker-start-width="0.3cm" draw:marker-end="Arrow" draw:marker-end-width="0.3cm" draw:textarea-vertical-align="middle"/>
    </style:style>
    <style:style style:name="gr5" style:family="graphic" style:parent-style-name="standard">
      <style:graphic-properties draw:marker-start="Arrow" draw:marker-start-width="0.3cm" draw:marker-end="Arrow" draw:marker-end-width="0.3cm"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fo:min-height="0.65cm"/>
    </style:style>
    <style:style style:name="gr8" style:family="graphic" style:parent-style-name="standard">
      <style:graphic-properties draw:fill-color="#579d1c" draw:textarea-horizontal-align="justify" draw:textarea-vertical-align="middle" draw:auto-grow-height="false"/>
    </style:style>
    <style:style style:name="gr9" style:family="graphic" style:parent-style-name="standard">
      <style:graphic-properties draw:fill-color="#4b1f6f" draw:textarea-horizontal-align="justify" draw:textarea-vertical-align="middle" draw:auto-grow-height="false"/>
    </style:style>
    <style:style style:name="gr10" style:family="graphic" style:parent-style-name="standard">
      <style:graphic-properties svg:stroke-color="#7e0021" draw:marker-start="Arrow" draw:marker-start-width="0.3cm" draw:marker-end="Arrow" draw:marker-end-width="0.3cm" draw:textarea-vertical-align="middle"/>
    </style:style>
    <style:style style:name="gr11" style:family="graphic" style:parent-style-name="standard">
      <style:graphic-properties draw:fill-color="#ccffcc" draw:textarea-horizontal-align="justify" draw:textarea-vertical-align="middle" draw:auto-grow-height="false"/>
    </style:style>
    <style:style style:name="gr12" style:family="graphic" style:parent-style-name="standard">
      <style:graphic-properties draw:stroke="none" svg:stroke-color="#000000" draw:fill="none" draw:fill-color="#ffffff" fo:min-height="0.35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paragraph-properties fo:text-align="center"/>
      <style:text-properties fo:font-size="12pt" style:font-size-asian="12pt" style:font-size-complex="12pt"/>
    </style:style>
    <style:style style:name="P5"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cm" svg:height="1.6cm" svg:x="1.1cm" svg:y="4cm">
          <draw:image xlink:href="Pictures/10000201000002720000027295A80E9C.png" xlink:type="simple" xlink:show="embed" xlink:actuate="onLoad">
            <text:p/>
          </draw:image>
        </draw:frame>
        <draw:custom-shape draw:style-name="gr2" draw:text-style-name="P2" draw:layer="layout" svg:width="2.7cm" svg:height="1.8cm" svg:x="4.3cm" svg:y="4.9cm">
          <text:p text:style-name="P1"><text:span text:style-name="T1">Wifi</text:span></text:p>
          <text:p text:style-name="P1"><text:span text:style-name="T1">Rou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2cm" svg:x="8.9cm" svg:y="4.8cm">
          <text:p text:style-name="P1"><text:span text:style-name="T1">CANWif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1cm" svg:height="1.4cm" svg:x="13.967cm" svg:y="5.179cm">
          <text:p text:style-name="P1"><text:span text:style-name="T1">C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3cm" svg:height="2.1cm" svg:x="18cm" svg:y="4.8cm">
          <text:p text:style-name="P1"><text:span text:style-name="T1">Layou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7.1cm" svg:y1="5.8cm" svg:x2="8.8cm" svg:y2="5.8cm">
          <text:p/>
        </draw:line>
        <draw:line draw:style-name="gr4" draw:text-style-name="P1" draw:layer="layout" svg:x1="2.6cm" svg:y1="4.8cm" svg:x2="4.2cm" svg:y2="5.8cm">
          <text:p/>
        </draw:line>
        <draw:line draw:style-name="gr4" draw:text-style-name="P1" draw:layer="layout" svg:x1="12cm" svg:y1="5.8cm" svg:x2="13.7cm" svg:y2="5.8cm">
          <text:p/>
        </draw:line>
        <draw:line draw:style-name="gr4" draw:text-style-name="P1" draw:layer="layout" svg:x1="16.2cm" svg:y1="6cm" svg:x2="17.9cm" svg:y2="6cm">
          <text:p/>
        </draw:line>
        <draw:custom-shape draw:style-name="gr2" draw:text-style-name="P2" draw:layer="layout" svg:width="3cm" svg:height="2cm" svg:x="8.9cm" svg:y="8.1cm">
          <text:p text:style-name="P1"><text:span text:style-name="T1">CANWif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1cm" svg:height="1.4cm" svg:x="13.967cm" svg:y="8.479cm">
          <text:p text:style-name="P1"><text:span text:style-name="T1">C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3cm" svg:height="2.1cm" svg:x="18cm" svg:y="8.1cm">
          <text:p text:style-name="P1"><text:span text:style-name="T1">Layou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12cm" svg:y1="9.1cm" svg:x2="13.7cm" svg:y2="9.1cm">
          <text:p/>
        </draw:line>
        <draw:line draw:style-name="gr4" draw:text-style-name="P1" draw:layer="layout" svg:x1="16.3cm" svg:y1="9.3cm" svg:x2="18cm" svg:y2="9.3cm">
          <text:p/>
        </draw:line>
        <draw:custom-shape draw:style-name="gr2" draw:text-style-name="P2" draw:layer="layout" svg:width="3cm" svg:height="5.7cm" svg:x="2.8cm" svg:y="13.4cm">
          <text:p text:style-name="P1"><text:span text:style-name="T1">CANWif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5.7cm" svg:x="11.4cm" svg:y="13.4cm">
          <text:p text:style-name="P1"><text:span text:style-name="T1">MCP2515</text:span></text:p>
          <text:p text:style-name="P1"><text:span text:style-name="T1">controlling</text:span></text:p>
          <text:p text:style-name="P1"><text:span text:style-name="T1">MCP25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6.1cm" svg:y1="13.9cm" svg:x2="10.9cm" svg:y2="13.9cm">
          <text:p text:style-name="P1">Mosi</text:p>
        </draw:line>
        <draw:line draw:style-name="gr5" draw:text-style-name="P1" draw:layer="layout" svg:x1="6.1cm" svg:y1="14.8cm" svg:x2="10.9cm" svg:y2="14.8cm">
          <text:p text:style-name="P1">Miso</text:p>
        </draw:line>
        <draw:line draw:style-name="gr5" draw:text-style-name="P1" draw:layer="layout" svg:x1="6.1cm" svg:y1="15.7cm" svg:x2="10.9cm" svg:y2="15.7cm">
          <text:p text:style-name="P1">SCK</text:p>
        </draw:line>
        <draw:line draw:style-name="gr5" draw:text-style-name="P1" draw:layer="layout" svg:x1="6.1cm" svg:y1="16.5cm" svg:x2="10.9cm" svg:y2="16.5cm">
          <text:p text:style-name="P1">CS0</text:p>
        </draw:line>
        <draw:line draw:style-name="gr5" draw:text-style-name="P1" draw:layer="layout" svg:x1="6.1cm" svg:y1="17.4cm" svg:x2="10.9cm" svg:y2="17.4cm">
          <text:p text:style-name="P1">5V</text:p>
        </draw:line>
        <draw:line draw:style-name="gr5" draw:text-style-name="P1" draw:layer="layout" svg:x1="6.1cm" svg:y1="18.4cm" svg:x2="10.9cm" svg:y2="18.4cm">
          <text:p text:style-name="P1">GND</text:p>
        </draw:line>
        <draw:custom-shape draw:style-name="gr2" draw:text-style-name="P2" draw:layer="layout" svg:width="2.1cm" svg:height="1.4cm" svg:x="16.4cm" svg:y="15.3cm">
          <text:p text:style-name="P1"><text:span text:style-name="T1">C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4.433cm" svg:y1="15.921cm" svg:x2="16.133cm" svg:y2="15.921cm">
          <text:p/>
        </draw:line>
        <draw:frame draw:style-name="gr1" draw:text-style-name="P1" draw:layer="layout" svg:width="1.3cm" svg:height="1.6cm" svg:x="1.1cm" svg:y="5.8cm">
          <draw:image xlink:href="Pictures/10000201000002720000027295A80E9C.png" xlink:type="simple" xlink:show="embed" xlink:actuate="onLoad">
            <text:p/>
          </draw:image>
        </draw:frame>
        <draw:line draw:style-name="gr4" draw:text-style-name="P1" draw:layer="layout" svg:x1="2.5cm" svg:y1="6.6cm" svg:x2="4.2cm" svg:y2="5.8cm">
          <text:p/>
        </draw:line>
        <draw:frame draw:style-name="gr1" draw:text-style-name="P1" draw:layer="layout" svg:width="1.3cm" svg:height="1.6cm" svg:x="5.7cm" svg:y="7.5cm">
          <draw:image xlink:href="Pictures/10000201000002720000027295A80E9C.png" xlink:type="simple" xlink:show="embed" xlink:actuate="onLoad">
            <text:p/>
          </draw:image>
        </draw:frame>
        <draw:line draw:style-name="gr4" draw:text-style-name="P1" draw:layer="layout" svg:x1="7.2cm" svg:y1="8.3cm" svg:x2="8.8cm" svg:y2="9.3cm">
          <text:p/>
        </draw:line>
        <draw:frame draw:style-name="gr1" draw:text-style-name="P1" draw:layer="layout" svg:width="1.3cm" svg:height="1.6cm" svg:x="5.7cm" svg:y="9.3cm">
          <draw:image xlink:href="Pictures/10000201000002720000027295A80E9C.png" xlink:type="simple" xlink:show="embed" xlink:actuate="onLoad">
            <text:p/>
          </draw:image>
        </draw:frame>
        <draw:line draw:style-name="gr4" draw:text-style-name="P1" draw:layer="layout" svg:x1="7.1cm" svg:y1="10.1cm" svg:x2="8.8cm" svg:y2="9.3cm">
          <text:p/>
        </draw:line>
      </draw:page>
      <draw:page draw:name="page2" draw:style-name="dp1" draw:master-page-name="Default">
        <draw:custom-shape draw:style-name="gr6" draw:text-style-name="P1" draw:layer="layout" svg:width="8.6cm" svg:height="9.6cm" svg:x="6.4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2.9cm" svg:height="0.9cm" svg:x="9.6cm" svg:y="3.538cm">
          <draw:text-box>
            <text:p text:style-name="P3"><text:span text:style-name="T1">CANWifi</text:span></text:p>
          </draw:text-box>
        </draw:frame>
        <draw:custom-shape draw:style-name="gr8" draw:text-style-name="P2" draw:layer="layout" svg:width="2.5cm" svg:height="1.5cm" svg:x="7.2cm" svg:y="4.6cm">
          <text:p text:style-name="P2"><text:span text:style-name="T1">CANGrid</text:span></text:p>
          <text:p text:style-name="P2"><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2.3cm" svg:height="1.5cm" svg:x="11.8cm" svg:y="4.5cm">
          <text:p text:style-name="P2"><text:span text:style-name="T1">CANPI</text:span></text:p>
          <text:p text:style-name="P2"><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7.7cm" svg:height="2.1cm" svg:x="6.8cm" svg:y="7.4cm">
          <text:p text:style-name="P2"><text:span text:style-name="T1">CANHandler</text:span></text:p>
          <text:p text:style-name="P2"><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2.1cm" svg:height="0.9cm" svg:x="6.9cm" svg:y="8cm">
          <text:p text:style-name="P4"><text:span text:style-name="T2">IN que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2cm" svg:height="1.1cm" svg:x="12.3cm" svg:y="7.9cm">
          <text:p text:style-name="P4"><text:span text:style-name="T2">OUT</text:span></text:p>
          <text:p text:style-name="P4"><text:span text:style-name="T2">que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9.8cm" svg:y1="5.3cm" svg:x2="11.6cm" svg:y2="5.3cm">
          <text:p/>
        </draw:line>
        <draw:line draw:style-name="gr10" draw:text-style-name="P1" draw:layer="layout" svg:x1="9.8cm" svg:y1="5.3cm" svg:x2="11.6cm" svg:y2="5.3cm">
          <text:p/>
        </draw:line>
        <draw:g>
          <draw:custom-shape draw:style-name="gr11" draw:text-style-name="P2" draw:layer="layout" svg:width="1.6cm" svg:height="0.9cm" svg:x="16.2cm" svg:y="4.7cm">
            <text:p text:style-name="P2"><text:span text:style-name="T1">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1.6cm" svg:height="0.9cm" svg:x="16.4cm" svg:y="4.9cm">
            <text:p text:style-name="P2"><text:span text:style-name="T1">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1.6cm" svg:height="0.9cm" svg:x="16.6cm" svg:y="5.1cm">
            <text:p text:style-name="P2"><text:span text:style-name="T1">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0" draw:text-style-name="P1" draw:layer="layout" svg:x1="14.2cm" svg:y1="5cm" svg:x2="16cm" svg:y2="5cm">
          <text:p/>
        </draw:line>
        <draw:line draw:style-name="gr10" draw:text-style-name="P1" draw:layer="layout" svg:x1="14.2cm" svg:y1="5.5cm" svg:x2="16cm" svg:y2="5.5cm">
          <text:p/>
        </draw:line>
        <draw:custom-shape draw:style-name="gr11" draw:text-style-name="P2" draw:layer="layout" svg:width="1.6cm" svg:height="0.8cm" svg:x="3cm" svg:y="4.1cm">
          <text:p text:style-name="P2"><text:span text:style-name="T1">FC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1.6cm" svg:height="0.9cm" svg:x="3cm" svg:y="5cm">
          <text:p text:style-name="P2"><text:span text:style-name="T1">JM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1.6cm" svg:height="0.9cm" svg:x="3cm" svg:y="6cm">
          <text:p text:style-name="P2"><text:span text:style-name="T1">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4.9cm" svg:y1="4.6cm" svg:x2="6.8cm" svg:y2="5.1cm">
          <text:p/>
        </draw:line>
        <draw:line draw:style-name="gr10" draw:text-style-name="P1" draw:layer="layout" svg:x1="5cm" svg:y1="5.6cm" svg:x2="6.8cm" svg:y2="5.6cm">
          <text:p/>
        </draw:line>
        <draw:line draw:style-name="gr10" draw:text-style-name="P1" draw:layer="layout" svg:x1="4.8cm" svg:y1="6.5cm" svg:x2="6.8cm" svg:y2="6.1cm">
          <text:p/>
        </draw:line>
        <draw:frame draw:style-name="gr12" draw:text-style-name="P5" draw:layer="layout" svg:width="1.1cm" svg:height="0.729cm" svg:x="5cm" svg:y="3.9cm">
          <draw:text-box>
            <text:p text:style-name="P5"><text:span text:style-name="T2">tcp</text:span></text:p>
          </draw:text-box>
        </draw:frame>
        <draw:frame draw:style-name="gr12" draw:text-style-name="P5" draw:layer="layout" svg:width="1.1cm" svg:height="0.729cm" svg:x="14.5cm" svg:y="4.171cm">
          <draw:text-box>
            <text:p text:style-name="P5"><text:span text:style-name="T2">tcp</text:span></text:p>
          </draw:text-box>
        </draw:frame>
        <draw:frame draw:style-name="gr12" draw:text-style-name="P5" draw:layer="layout" svg:width="1.2cm" svg:height="0.729cm" svg:x="5cm" svg:y="3.471cm">
          <draw:text-box>
            <text:p text:style-name="P5"><text:span text:style-name="T2">wifi</text:span></text:p>
          </draw:text-box>
        </draw:frame>
        <draw:frame draw:style-name="gr12" draw:text-style-name="P5" draw:layer="layout" svg:width="1.2cm" svg:height="0.729cm" svg:x="14.5cm" svg:y="3.8cm">
          <draw:text-box>
            <text:p text:style-name="P5"><text:span text:style-name="T2">wifi</text:span></text:p>
          </draw:text-box>
        </draw:frame>
        <draw:line draw:style-name="gr10" draw:text-style-name="P1" draw:layer="layout" svg:x1="13cm" svg:y1="7.3cm" svg:x2="13cm" svg:y2="6.1cm">
          <text:p/>
        </draw:line>
        <draw:line draw:style-name="gr10" draw:text-style-name="P1" draw:layer="layout" svg:x1="8.4cm" svg:y1="7.3cm" svg:x2="8.4cm" svg:y2="6.1cm">
          <text:p/>
        </draw:line>
        <draw:custom-shape draw:style-name="gr8" draw:text-style-name="P2" draw:layer="layout" svg:width="3.3cm" svg:height="0.9cm" svg:x="6.8cm" svg:y="10.9cm">
          <text:p text:style-name="P2"><text:span text:style-name="T1">Can 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3.3cm" svg:height="0.9cm" svg:x="11.3cm" svg:y="10.8cm">
          <text:p text:style-name="P2"><text:span text:style-name="T1">Can contro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2.7cm" svg:height="1.1cm" svg:x="11.5cm" svg:y="13.3cm">
          <text:p text:style-name="P2"><text:span text:style-name="T1">C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8.3cm" svg:y1="10.8cm" svg:x2="8.3cm" svg:y2="9.6cm">
          <text:p/>
        </draw:line>
        <draw:frame draw:style-name="gr12" draw:text-style-name="P5" draw:layer="layout" svg:width="3cm" svg:height="0.729cm" svg:x="8.4cm" svg:y="9.801cm">
          <draw:text-box>
            <text:p text:style-name="P5"><text:span text:style-name="T2">CANSocket</text:span></text:p>
          </draw:text-box>
        </draw:frame>
        <draw:line draw:style-name="gr10" draw:text-style-name="P1" draw:layer="layout" svg:x1="10.1cm" svg:y1="11.3cm" svg:x2="11.2cm" svg:y2="11.3cm">
          <text:p/>
        </draw:line>
        <draw:frame draw:style-name="gr12" draw:text-style-name="P5" draw:layer="layout" svg:width="1.2cm" svg:height="0.729cm" svg:x="10.1cm" svg:y="4.501cm">
          <draw:text-box>
            <text:p text:style-name="P5"><text:span text:style-name="T2">api</text:span></text:p>
          </draw:text-box>
        </draw:frame>
        <draw:frame draw:style-name="gr12" draw:text-style-name="P5" draw:layer="layout" svg:width="1.2cm" svg:height="0.729cm" svg:x="12.9cm" svg:y="6.302cm">
          <draw:text-box>
            <text:p text:style-name="P5"><text:span text:style-name="T2">api</text:span></text:p>
          </draw:text-box>
        </draw:frame>
        <draw:frame draw:style-name="gr12" draw:text-style-name="P5" draw:layer="layout" svg:width="1.2cm" svg:height="0.729cm" svg:x="8.3cm" svg:y="6.303cm">
          <draw:text-box>
            <text:p text:style-name="P5"><text:span text:style-name="T2">api</text:span></text:p>
          </draw:text-box>
        </draw:frame>
        <draw:line draw:style-name="gr10" draw:text-style-name="P1" draw:layer="layout" svg:x1="12.8cm" svg:y1="13.1cm" svg:x2="12.8cm" svg:y2="11.9cm">
          <text:p/>
        </draw:line>
        <draw:frame draw:style-name="gr12" draw:text-style-name="P5" draw:layer="layout" svg:width="1.2cm" svg:height="0.729cm" svg:x="10.1cm" svg:y="10.502cm">
          <draw:text-box>
            <text:p text:style-name="P5"><text:span text:style-name="T2">spi</text:span></text:p>
          </draw:text-box>
        </draw:frame>
        <draw:frame draw:style-name="gr12" draw:text-style-name="P5" draw:layer="layout" svg:width="1.5cm" svg:height="0.729cm" svg:x="12.8cm" svg:y="12.103cm">
          <draw:text-box>
            <text:p text:style-name="P5"><text:span text:style-name="T2">CA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7T22:51:29.288720678</meta:creation-date>
    <dc:date>2016-06-19T19:40:20.980217226</dc:date>
    <meta:editing-duration>PT3H13M51S</meta:editing-duration>
    <meta:editing-cycles>6</meta:editing-cycles>
    <meta:generator>LibreOffice/4.2.8.2$Linux_X86_64 LibreOffice_project/420m0$Build-2</meta:generator>
    <meta:document-statistic meta:object-count="69"/>
  </office:meta>
</office:document-meta>
</file>